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38"/>
    <style:style style:name="ce7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/>
    <style:style style:name="ce11" style:family="table-cell" style:parent-style-name="Default" style:data-style-name="N0"/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62466666666667cm"/>
    </style:style>
    <style:style style:name="co8" style:family="table-column">
      <style:table-column-properties fo:break-before="auto" style:column-width="2.137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dofs_as_horizon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std FE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||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9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2E-14" table:style-name="ce3">
            <text:p>2.00E-014</text:p>
          </table:table-cell>
          <table:table-cell office:value-type="float" office:value="1E-13" table:style-name="ce3">
            <text:p>1.00E-013</text:p>
          </table:table-cell>
          <table:table-cell office:value-type="float" office:value="2E-12" table:style-name="ce3">
            <text:p>2.00E-012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2E-16" table:style-name="ce3">
            <text:p>2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2E-14" table:style-name="ce3">
            <text:p>2.00E-0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2E-16" table:style-name="ce3">
            <text:p>2.00E-016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2.0000000000000001E-18" table:style-name="ce3">
            <text:p>2.00E-01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2.0000000000000001E-22" table:style-name="ce3">
            <text:p>2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1.9999999999999999E-20" table:style-name="ce3">
            <text:p>2.00E-020</text:p>
          </table:table-cell>
          <table:table-cell table:style-name="ce6"/>
          <table:table-cell table:number-columns-repeated="16378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mixed FEM with P4P3disc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5770" table:style-name="ce3">
            <text:p>5.77E+003</text:p>
          </table:table-cell>
          <table:table-cell office:value-type="float" office:value="1E-14" table:style-name="ce3">
            <text:p>1.00E-014</text:p>
          </table:table-cell>
          <table:table-cell office:value-type="float" office:value="1E-13" table:style-name="ce3">
            <text:p>1.00E-013</text:p>
          </table:table-cell>
          <table:table-cell office:value-type="float" office:value="4.9999999999999999E-13" table:style-name="ce3">
            <text:p>5.00E-013</text:p>
          </table:table-cell>
          <table:table-cell office:value-type="float" office:value="8.9285714285714288E-18" table:formula="of:=[.D17]/[.$B17]" table:style-name="ce6">
            <text:p>8.9E-018</text:p>
          </table:table-cell>
          <table:table-cell office:value-type="float" office:value="8.9285714285714294E-17" table:formula="of:=[.E17]/[.$B17]" table:style-name="ce6">
            <text:p>8.9E-017</text:p>
          </table:table-cell>
          <table:table-cell office:value-type="float" office:value="4.4642857142857139E-16" table:formula="of:=[.F17]/[.$B17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57.7" table:style-name="ce3">
            <text:p>5.77E+001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5E-15" table:style-name="ce3">
            <text:p>5.00E-015</text:p>
          </table:table-cell>
          <table:table-cell office:value-type="float" office:value="8.9285714285714288E-18" table:formula="of:=[.D18]/[.$B18]" table:style-name="ce6">
            <text:p>8.9E-018</text:p>
          </table:table-cell>
          <table:table-cell office:value-type="float" office:value="8.9285714285714294E-17" table:formula="of:=[.E18]/[.$B18]" table:style-name="ce6">
            <text:p>8.9E-017</text:p>
          </table:table-cell>
          <table:table-cell office:value-type="float" office:value="4.4642857142857148E-16" table:formula="of:=[.F18]/[.$B18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1.0000000000000001E-18" table:style-name="ce3">
            <text:p>1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4.9999999999999999E-17" table:style-name="ce3">
            <text:p>5.00E-017</text:p>
          </table:table-cell>
          <table:table-cell office:value-type="float" office:value="8.9285714285714288E-18" table:formula="of:=[.D19]/[.$B19]" table:style-name="ce6">
            <text:p>8.9E-018</text:p>
          </table:table-cell>
          <table:table-cell office:value-type="float" office:value="8.9285714285714294E-17" table:formula="of:=[.E19]/[.$B19]" table:style-name="ce6">
            <text:p>8.9E-017</text:p>
          </table:table-cell>
          <table:table-cell office:value-type="float" office:value="4.4642857142857139E-16" table:formula="of:=[.F19]/[.$B19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5.77E-3" table:style-name="ce3">
            <text:p>5.77E-003</text:p>
          </table:table-cell>
          <table:table-cell office:value-type="float" office:value="9.9999999999999995E-21" table:style-name="ce3">
            <text:p>1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5.0000000000000004E-19" table:style-name="ce3">
            <text:p>5.00E-019</text:p>
          </table:table-cell>
          <table:table-cell office:value-type="float" office:value="8.9285714285714288E-18" table:formula="of:=[.D20]/[.$B20]" table:style-name="ce6">
            <text:p>8.9E-018</text:p>
          </table:table-cell>
          <table:table-cell office:value-type="float" office:value="8.9285714285714294E-17" table:formula="of:=[.E20]/[.$B20]" table:style-name="ce6">
            <text:p>8.9E-017</text:p>
          </table:table-cell>
          <table:table-cell office:value-type="float" office:value="4.4642857142857148E-16" table:formula="of:=[.F20]/[.$B20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5.77E-5" table:style-name="ce3">
            <text:p>5.77E-005</text:p>
          </table:table-cell>
          <table:table-cell office:value-type="float" office:value="1E-22" table:style-name="ce3">
            <text:p>1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4.9999999999999997E-21" table:style-name="ce3">
            <text:p>5.00E-021</text:p>
          </table:table-cell>
          <table:table-cell office:value-type="float" office:value="8.9285714285714288E-18" table:formula="of:=[.D21]/[.$B21]" table:style-name="ce6">
            <text:p>8.9E-018</text:p>
          </table:table-cell>
          <table:table-cell office:value-type="float" office:value="8.9285714285714282E-17" table:formula="of:=[.E21]/[.$B21]" table:style-name="ce6">
            <text:p>8.9E-017</text:p>
          </table:table-cell>
          <table:table-cell office:value-type="float" office:value="4.4642857142857139E-16" table:formula="of:=[.F21]/[.$B21]" table:style-name="ce6">
            <text:p>4.5E-016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ixed FEM with RT2P2disc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5770" table:style-name="ce3">
            <text:p>5.77E+003</text:p>
          </table:table-cell>
          <table:table-cell office:value-type="float" office:value="2E-14" table:style-name="ce3">
            <text:p>2.00E-014</text:p>
          </table:table-cell>
          <table:table-cell office:value-type="float" office:value="4.0000000000000001E-13" table:style-name="ce3">
            <text:p>4.00E-013</text:p>
          </table:table-cell>
          <table:table-cell office:value-type="float" office:value="4.9999999999999999E-13" table:style-name="ce3">
            <text:p>5.00E-013</text:p>
          </table:table-cell>
          <table:table-cell office:value-type="float" office:value="1.7857142857142858E-17" table:formula="of:=[.D27]/[.$B27]" table:style-name="ce6">
            <text:p>1.8E-017</text:p>
          </table:table-cell>
          <table:table-cell office:value-type="float" office:value="3.5714285714285718E-16" table:formula="of:=[.E27]/[.$B27]" table:style-name="ce6">
            <text:p>3.6E-016</text:p>
          </table:table-cell>
          <table:table-cell office:value-type="float" office:value="4.4642857142857139E-16" table:formula="of:=[.F27]/[.$B27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57.7" table:style-name="ce3">
            <text:p>5.77E+001</text:p>
          </table:table-cell>
          <table:table-cell office:value-type="float" office:value="2E-16" table:style-name="ce3">
            <text:p>2.00E-016</text:p>
          </table:table-cell>
          <table:table-cell office:value-type="float" office:value="4.0000000000000003E-15" table:style-name="ce3">
            <text:p>4.00E-015</text:p>
          </table:table-cell>
          <table:table-cell office:value-type="float" office:value="5E-15" table:style-name="ce3">
            <text:p>5.00E-015</text:p>
          </table:table-cell>
          <table:table-cell office:value-type="float" office:value="1.7857142857142858E-17" table:formula="of:=[.D28]/[.$B28]" table:style-name="ce6">
            <text:p>1.8E-017</text:p>
          </table:table-cell>
          <table:table-cell office:value-type="float" office:value="3.5714285714285718E-16" table:formula="of:=[.E28]/[.$B28]" table:style-name="ce6">
            <text:p>3.6E-016</text:p>
          </table:table-cell>
          <table:table-cell office:value-type="float" office:value="4.4642857142857148E-16" table:formula="of:=[.F28]/[.$B28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4.0000000000000003E-17" table:style-name="ce3">
            <text:p>4.00E-017</text:p>
          </table:table-cell>
          <table:table-cell office:value-type="float" office:value="4.9999999999999999E-17" table:style-name="ce3">
            <text:p>5.00E-017</text:p>
          </table:table-cell>
          <table:table-cell office:value-type="float" office:value="1.7857142857142858E-17" table:formula="of:=[.D29]/[.$B29]" table:style-name="ce6">
            <text:p>1.8E-017</text:p>
          </table:table-cell>
          <table:table-cell office:value-type="float" office:value="3.5714285714285718E-16" table:formula="of:=[.E29]/[.$B29]" table:style-name="ce6">
            <text:p>3.6E-016</text:p>
          </table:table-cell>
          <table:table-cell office:value-type="float" office:value="4.4642857142857139E-16" table:formula="of:=[.F29]/[.$B29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5.77E-3" table:style-name="ce3">
            <text:p>5.77E-003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3.9999999999999999E-19" table:style-name="ce3">
            <text:p>4.00E-019</text:p>
          </table:table-cell>
          <table:table-cell office:value-type="float" office:value="5.0000000000000004E-19" table:style-name="ce3">
            <text:p>5.00E-019</text:p>
          </table:table-cell>
          <table:table-cell office:value-type="float" office:value="1.7857142857142858E-17" table:formula="of:=[.D30]/[.$B30]" table:style-name="ce6">
            <text:p>1.8E-017</text:p>
          </table:table-cell>
          <table:table-cell office:value-type="float" office:value="3.5714285714285718E-16" table:formula="of:=[.E30]/[.$B30]" table:style-name="ce6">
            <text:p>3.6E-016</text:p>
          </table:table-cell>
          <table:table-cell office:value-type="float" office:value="4.4642857142857148E-16" table:formula="of:=[.F30]/[.$B30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5.77E-5" table:style-name="ce3">
            <text:p>5.77E-005</text:p>
          </table:table-cell>
          <table:table-cell office:value-type="float" office:value="2.0000000000000001E-22" table:style-name="ce3">
            <text:p>2.00E-022</text:p>
          </table:table-cell>
          <table:table-cell office:value-type="float" office:value="3.9999999999999996E-21" table:style-name="ce3">
            <text:p>4.00E-021</text:p>
          </table:table-cell>
          <table:table-cell office:value-type="float" office:value="4.9999999999999997E-21" table:style-name="ce3">
            <text:p>5.00E-021</text:p>
          </table:table-cell>
          <table:table-cell office:value-type="float" office:value="1.7857142857142858E-17" table:formula="of:=[.D31]/[.$B31]" table:style-name="ce6">
            <text:p>1.8E-017</text:p>
          </table:table-cell>
          <table:table-cell office:value-type="float" office:value="3.5714285714285713E-16" table:formula="of:=[.E31]/[.$B31]" table:style-name="ce6">
            <text:p>3.6E-016</text:p>
          </table:table-cell>
          <table:table-cell office:value-type="float" office:value="4.4642857142857139E-16" table:formula="of:=[.F31]/[.$B31]" table:style-name="ce6">
            <text:p>4.5E-016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ncond_as_horizontal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5" table:number-columns-repeated="16378" table:default-cell-style-name="ce1"/>
        <table:table-row table:style-name="ro1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pecific error evolutions in C:\Users\LIUJI\Dropbox\3_writing\1_paper\1_preparation\1_lagrangian\2_2d\2_figure\1_error_evolution\2_magnitude\2_u_1_over_c_x_m_0p5_square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std FE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4" table:style-name="ce1"/>
          <table:table-cell office:value-type="string" table:style-name="ce1">
            <text:p>checked on Aug 20, 2020 for both metho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||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9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2E-14" table:style-name="ce3">
            <text:p>2.00E-014</text:p>
          </table:table-cell>
          <table:table-cell office:value-type="float" office:value="1E-13" table:style-name="ce3">
            <text:p>1.00E-013</text:p>
          </table:table-cell>
          <table:table-cell office:value-type="float" office:value="2E-12" table:style-name="ce3">
            <text:p>2.00E-012</text:p>
          </table:table-cell>
          <table:table-cell office:value-type="float" office:value="1.7857142857142858E-17" table:formula="of:=[.C8]/[.$B8]" table:style-name="ce6">
            <text:p>1.8E-017</text:p>
          </table:table-cell>
          <table:table-cell office:value-type="float" office:value="8.9285714285714294E-17" table:formula="of:=[.D8]/[.$B8]" table:style-name="ce6">
            <text:p>8.9E-017</text:p>
          </table:table-cell>
          <table:table-cell office:value-type="float" office:value="1.7857142857142855E-15" table:formula="of:=[.E8]/[.$B8]" table:style-name="ce6">
            <text:p>1.8E-015</text:p>
          </table:table-cell>
          <table:table-cell table:number-columns-repeated="16376" table:style-name="ce1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2E-16" table:style-name="ce3">
            <text:p>2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2E-14" table:style-name="ce3">
            <text:p>2.00E-014</text:p>
          </table:table-cell>
          <table:table-cell office:value-type="float" office:value="1.7857142857142858E-17" table:formula="of:=[.C9]/[.$B9]" table:style-name="ce6">
            <text:p>1.8E-017</text:p>
          </table:table-cell>
          <table:table-cell office:value-type="float" office:value="8.9285714285714294E-17" table:formula="of:=[.D9]/[.$B9]" table:style-name="ce6">
            <text:p>8.9E-017</text:p>
          </table:table-cell>
          <table:table-cell office:value-type="float" office:value="1.7857142857142859E-15" table:formula="of:=[.E9]/[.$B9]" table:style-name="ce6">
            <text:p>1.8E-01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1.7857142857142858E-17" table:formula="of:=[.C10]/[.$B10]" table:style-name="ce6">
            <text:p>1.8E-017</text:p>
          </table:table-cell>
          <table:table-cell office:value-type="float" office:value="8.9285714285714294E-17" table:formula="of:=[.D10]/[.$B10]" table:style-name="ce6">
            <text:p>8.9E-017</text:p>
          </table:table-cell>
          <table:table-cell office:value-type="float" office:value="1.7857142857142855E-15" table:formula="of:=[.E10]/[.$B10]" table:style-name="ce6">
            <text:p>1.8E-015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1.7857142857142858E-17" table:formula="of:=[.C11]/[.$B11]" table:style-name="ce6">
            <text:p>1.8E-017</text:p>
          </table:table-cell>
          <table:table-cell office:value-type="float" office:value="8.9285714285714294E-17" table:formula="of:=[.D11]/[.$B11]" table:style-name="ce6">
            <text:p>8.9E-017</text:p>
          </table:table-cell>
          <table:table-cell office:value-type="float" office:value="1.7857142857142859E-15" table:formula="of:=[.E11]/[.$B11]" table:style-name="ce6">
            <text:p>1.8E-015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2.0000000000000001E-22" table:style-name="ce3">
            <text:p>2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1.7857142857142858E-17" table:formula="of:=[.C12]/[.$B12]" table:style-name="ce6">
            <text:p>1.8E-017</text:p>
          </table:table-cell>
          <table:table-cell office:value-type="float" office:value="8.9285714285714282E-17" table:formula="of:=[.D12]/[.$B12]" table:style-name="ce6">
            <text:p>8.9E-017</text:p>
          </table:table-cell>
          <table:table-cell office:value-type="float" office:value="1.7857142857142855E-15" table:formula="of:=[.E12]/[.$B12]" table:style-name="ce6">
            <text:p>1.8E-01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mixed FE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5770" table:style-name="ce3">
            <text:p>5.77E+003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4.9999999999999999E-17" table:style-name="ce3">
            <text:p>5.00E-017</text:p>
          </table:table-cell>
          <table:table-cell office:value-type="float" office:value="8.928571428571428E-20" table:formula="of:=[.D18]/[.$B18]" table:style-name="ce6">
            <text:p>8.9E-020</text:p>
          </table:table-cell>
          <table:table-cell office:value-type="float" office:value="8.9285714285714292E-19" table:formula="of:=[.E18]/[.$B18]" table:style-name="ce6">
            <text:p>8.9E-019</text:p>
          </table:table-cell>
          <table:table-cell office:value-type="float" office:value="4.464285714285714E-20" table:formula="of:=[.F18]/[.$B18]" table:style-name="ce6">
            <text:p>4.5E-020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57.7" table:style-name="ce3">
            <text:p>5.77E+001</text:p>
          </table:table-cell>
          <table:table-cell office:value-type="float" office:value="1.0000000000000001E-18" table:style-name="ce3">
            <text:p>1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5.0000000000000004E-19" table:style-name="ce3">
            <text:p>5.00E-019</text:p>
          </table:table-cell>
          <table:table-cell office:value-type="float" office:value="8.9285714285714292E-20" table:formula="of:=[.D19]/[.$B19]" table:style-name="ce6">
            <text:p>8.9E-020</text:p>
          </table:table-cell>
          <table:table-cell office:value-type="float" office:value="8.9285714285714292E-19" table:formula="of:=[.E19]/[.$B19]" table:style-name="ce6">
            <text:p>8.9E-019</text:p>
          </table:table-cell>
          <table:table-cell office:value-type="float" office:value="4.4642857142857146E-20" table:formula="of:=[.F19]/[.$B19]" table:style-name="ce6">
            <text:p>4.5E-020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9.9999999999999995E-21" table:style-name="ce3">
            <text:p>1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4.9999999999999997E-21" table:style-name="ce3">
            <text:p>5.00E-021</text:p>
          </table:table-cell>
          <table:table-cell office:value-type="float" office:value="8.928571428571428E-20" table:formula="of:=[.D20]/[.$B20]" table:style-name="ce6">
            <text:p>8.9E-020</text:p>
          </table:table-cell>
          <table:table-cell office:value-type="float" office:value="8.9285714285714273E-19" table:formula="of:=[.E20]/[.$B20]" table:style-name="ce6">
            <text:p>8.9E-019</text:p>
          </table:table-cell>
          <table:table-cell office:value-type="float" office:value="4.464285714285714E-20" table:formula="of:=[.F20]/[.$B20]" table:style-name="ce6">
            <text:p>4.5E-020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5.77E-3" table:style-name="ce3">
            <text:p>5.77E-003</text:p>
          </table:table-cell>
          <table:table-cell office:value-type="float" office:value="1E-22" table:style-name="ce3">
            <text:p>1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5.0000000000000002E-23" table:style-name="ce3">
            <text:p>5.00E-023</text:p>
          </table:table-cell>
          <table:table-cell office:value-type="float" office:value="8.9285714285714292E-20" table:formula="of:=[.D21]/[.$B21]" table:style-name="ce6">
            <text:p>8.9E-020</text:p>
          </table:table-cell>
          <table:table-cell office:value-type="float" office:value="8.9285714285714292E-19" table:formula="of:=[.E21]/[.$B21]" table:style-name="ce6">
            <text:p>8.9E-019</text:p>
          </table:table-cell>
          <table:table-cell office:value-type="float" office:value="4.4642857142857146E-20" table:formula="of:=[.F21]/[.$B21]" table:style-name="ce6">
            <text:p>4.5E-020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5.77E-5" table:style-name="ce3">
            <text:p>5.77E-005</text:p>
          </table:table-cell>
          <table:table-cell office:value-type="float" office:value="9.9999999999999992E-25" table:style-name="ce3">
            <text:p>1.00E-024</text:p>
          </table:table-cell>
          <table:table-cell office:value-type="float" office:value="9.9999999999999996E-24" table:style-name="ce3">
            <text:p>1.00E-023</text:p>
          </table:table-cell>
          <table:table-cell office:value-type="float" office:value="4.9999999999999996E-25" table:style-name="ce3">
            <text:p>5.00E-025</text:p>
          </table:table-cell>
          <table:table-cell office:value-type="float" office:value="8.928571428571428E-20" table:formula="of:=[.D22]/[.$B22]" table:style-name="ce6">
            <text:p>8.9E-020</text:p>
          </table:table-cell>
          <table:table-cell office:value-type="float" office:value="8.9285714285714292E-19" table:formula="of:=[.E22]/[.$B22]" table:style-name="ce6">
            <text:p>8.9E-019</text:p>
          </table:table-cell>
          <table:table-cell office:value-type="float" office:value="4.464285714285714E-20" table:formula="of:=[.F22]/[.$B22]" table:style-name="ce6">
            <text:p>4.5E-020</text:p>
          </table:table-cell>
          <table:table-cell table:number-columns-repeated="16375"/>
        </table:table-row>
        <table:table-row table:number-rows-repeated="3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10"/>
          <table:table-cell table:number-columns-repeated="16381" table:style-name="ce1"/>
        </table:table-row>
        <table:table-row table:style-name="ro1">
          <table:table-cell table:style-name="ce1"/>
          <table:table-cell table:number-columns-spanned="3" table:number-rows-spanned="1" table:style-name="ce11"/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number-columns-repeated="4" table:style-name="ce3"/>
          <table:table-cell table:number-columns-repeated="16380" table:style-name="ce1"/>
        </table:table-row>
        <table:table-row table:number-rows-repeated="12" table:style-name="ro1">
          <table:table-cell table:number-columns-repeated="4" table:style-name="ce3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1" table:style-name="ro1">
          <table:table-cell table:number-columns-repeated="3" table:style-name="ce3"/>
          <table:table-cell table:number-columns-repeated="16381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8" number:min-integer-digits="1"/>
    </number:number-style>
    <number:number-style style:name="N37">
      <number:scientific-number number:decimal-places="2" number:min-integer-digits="1" number:min-exponent-digits="3"/>
    </number:number-style>
    <number:number-style style:name="N38">
      <number:scientific-number number:decimal-places="1" number:min-integer-digits="1" number:min-exponent-digits="3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9-14T20:05:44Z</dc:date>
    <meta:editing-cycles>227</meta:editing-cycles>
    <meta:editing-duration>PT982907S</meta:editing-duration>
    <meta:user-defined meta:name="Info 1"/>
    <meta:user-defined meta:name="Info 2"/>
    <meta:user-defined meta:name="Info 3"/>
    <meta:user-defined meta:name="Info 4"/>
  </office:meta>
</office:document-meta>
</file>